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675.58pt" svg:height="311.73pt" svg:x="3.88pt" svg:y="234.91pt">
            <draw:object draw:notify-on-update-of-ranges="'set-results'.A1:'set-results'.A1 'set-results'.A2:'set-results'.A18 'set-results'.B1:'set-results'.B1 'set-results'.B2:'set-results'.B18 'set-results'.C1:'set-results'.C1 'set-results'.C2:'set-results'.C18 'set-results'.D1:'set-results'.D1 'set-results'.D2:'set-results'.D18 'set-results'.E1:'set-results'.E1 'set-results'.E2:'set-results'.E18 'set-results'.F1:'set-results'.F1 'set-results'.F2:'set-results'.F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6280" calcext:value-type="float">
            <text:p>4396280</text:p>
          </table:table-cell>
          <table:table-cell office:value-type="float" office:value="5640440" calcext:value-type="float">
            <text:p>5640440</text:p>
          </table:table-cell>
          <table:table-cell office:value-type="float" office:value="5671020" calcext:value-type="float">
            <text:p>5671020</text:p>
          </table:table-cell>
          <table:table-cell office:value-type="float" office:value="8160500" calcext:value-type="float">
            <text:p>8160500</text:p>
          </table:table-cell>
          <table:table-cell office:value-type="float" office:value="9320420" calcext:value-type="float">
            <text:p>93204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2210" calcext:value-type="float">
            <text:p>1392210</text:p>
          </table:table-cell>
          <table:table-cell office:value-type="float" office:value="1615410" calcext:value-type="float">
            <text:p>1615410</text:p>
          </table:table-cell>
          <table:table-cell office:value-type="float" office:value="5375070" calcext:value-type="float">
            <text:p>5375070</text:p>
          </table:table-cell>
          <table:table-cell office:value-type="float" office:value="1746230" calcext:value-type="float">
            <text:p>1746230</text:p>
          </table:table-cell>
          <table:table-cell office:value-type="float" office:value="2067460" calcext:value-type="float">
            <text:p>20674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360" calcext:value-type="float">
            <text:p>1544360</text:p>
          </table:table-cell>
          <table:table-cell office:value-type="float" office:value="1797970" calcext:value-type="float">
            <text:p>1797970</text:p>
          </table:table-cell>
          <table:table-cell office:value-type="float" office:value="5120010" calcext:value-type="float">
            <text:p>5120010</text:p>
          </table:table-cell>
          <table:table-cell office:value-type="float" office:value="1856400" calcext:value-type="float">
            <text:p>1856400</text:p>
          </table:table-cell>
          <table:table-cell office:value-type="float" office:value="1974540" calcext:value-type="float">
            <text:p>19745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86670" calcext:value-type="float">
            <text:p>1486670</text:p>
          </table:table-cell>
          <table:table-cell office:value-type="float" office:value="1773740" calcext:value-type="float">
            <text:p>1773740</text:p>
          </table:table-cell>
          <table:table-cell office:value-type="float" office:value="5017490" calcext:value-type="float">
            <text:p>5017490</text:p>
          </table:table-cell>
          <table:table-cell office:value-type="float" office:value="1974680" calcext:value-type="float">
            <text:p>1974680</text:p>
          </table:table-cell>
          <table:table-cell office:value-type="float" office:value="1924570" calcext:value-type="float">
            <text:p>19245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0360" calcext:value-type="float">
            <text:p>1480360</text:p>
          </table:table-cell>
          <table:table-cell office:value-type="float" office:value="1694640" calcext:value-type="float">
            <text:p>1694640</text:p>
          </table:table-cell>
          <table:table-cell office:value-type="float" office:value="4783510" calcext:value-type="float">
            <text:p>4783510</text:p>
          </table:table-cell>
          <table:table-cell office:value-type="float" office:value="1803700" calcext:value-type="float">
            <text:p>1803700</text:p>
          </table:table-cell>
          <table:table-cell office:value-type="float" office:value="1852850" calcext:value-type="float">
            <text:p>18528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5070" calcext:value-type="float">
            <text:p>1445070</text:p>
          </table:table-cell>
          <table:table-cell office:value-type="float" office:value="1637300" calcext:value-type="float">
            <text:p>1637300</text:p>
          </table:table-cell>
          <table:table-cell office:value-type="float" office:value="4449200" calcext:value-type="float">
            <text:p>4449200</text:p>
          </table:table-cell>
          <table:table-cell office:value-type="float" office:value="2057890" calcext:value-type="float">
            <text:p>2057890</text:p>
          </table:table-cell>
          <table:table-cell office:value-type="float" office:value="1812600" calcext:value-type="float">
            <text:p>1812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8780" calcext:value-type="float">
            <text:p>1418780</text:p>
          </table:table-cell>
          <table:table-cell office:value-type="float" office:value="1587260" calcext:value-type="float">
            <text:p>1587260</text:p>
          </table:table-cell>
          <table:table-cell office:value-type="float" office:value="4268830" calcext:value-type="float">
            <text:p>4268830</text:p>
          </table:table-cell>
          <table:table-cell office:value-type="float" office:value="1814570" calcext:value-type="float">
            <text:p>1814570</text:p>
          </table:table-cell>
          <table:table-cell office:value-type="float" office:value="1738960" calcext:value-type="float">
            <text:p>17389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3450" calcext:value-type="float">
            <text:p>1403450</text:p>
          </table:table-cell>
          <table:table-cell office:value-type="float" office:value="1536960" calcext:value-type="float">
            <text:p>1536960</text:p>
          </table:table-cell>
          <table:table-cell office:value-type="float" office:value="3967880" calcext:value-type="float">
            <text:p>3967880</text:p>
          </table:table-cell>
          <table:table-cell office:value-type="float" office:value="1836170" calcext:value-type="float">
            <text:p>1836170</text:p>
          </table:table-cell>
          <table:table-cell office:value-type="float" office:value="1648450" calcext:value-type="float">
            <text:p>16484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80640" calcext:value-type="float">
            <text:p>1380640</text:p>
          </table:table-cell>
          <table:table-cell office:value-type="float" office:value="1536920" calcext:value-type="float">
            <text:p>1536920</text:p>
          </table:table-cell>
          <table:table-cell office:value-type="float" office:value="3796100" calcext:value-type="float">
            <text:p>3796100</text:p>
          </table:table-cell>
          <table:table-cell office:value-type="float" office:value="1848990" calcext:value-type="float">
            <text:p>1848990</text:p>
          </table:table-cell>
          <table:table-cell office:value-type="float" office:value="1669200" calcext:value-type="float">
            <text:p>16692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78950" calcext:value-type="float">
            <text:p>1378950</text:p>
          </table:table-cell>
          <table:table-cell office:value-type="float" office:value="1451120" calcext:value-type="float">
            <text:p>1451120</text:p>
          </table:table-cell>
          <table:table-cell office:value-type="float" office:value="3593890" calcext:value-type="float">
            <text:p>3593890</text:p>
          </table:table-cell>
          <table:table-cell office:value-type="float" office:value="1575340" calcext:value-type="float">
            <text:p>1575340</text:p>
          </table:table-cell>
          <table:table-cell office:value-type="float" office:value="1593360" calcext:value-type="float">
            <text:p>1593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70670" calcext:value-type="float">
            <text:p>1370670</text:p>
          </table:table-cell>
          <table:table-cell office:value-type="float" office:value="1506590" calcext:value-type="float">
            <text:p>1506590</text:p>
          </table:table-cell>
          <table:table-cell office:value-type="float" office:value="3476060" calcext:value-type="float">
            <text:p>3476060</text:p>
          </table:table-cell>
          <table:table-cell office:value-type="float" office:value="1608190" calcext:value-type="float">
            <text:p>1608190</text:p>
          </table:table-cell>
          <table:table-cell office:value-type="float" office:value="1586010" calcext:value-type="float">
            <text:p>15860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55370" calcext:value-type="float">
            <text:p>1355370</text:p>
          </table:table-cell>
          <table:table-cell office:value-type="float" office:value="1555700" calcext:value-type="float">
            <text:p>1555700</text:p>
          </table:table-cell>
          <table:table-cell office:value-type="float" office:value="4002860" calcext:value-type="float">
            <text:p>4002860</text:p>
          </table:table-cell>
          <table:table-cell office:value-type="float" office:value="1702810" calcext:value-type="float">
            <text:p>1702810</text:p>
          </table:table-cell>
          <table:table-cell office:value-type="float" office:value="1568070" calcext:value-type="float">
            <text:p>15680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5570" calcext:value-type="float">
            <text:p>1345570</text:p>
          </table:table-cell>
          <table:table-cell office:value-type="float" office:value="1583030" calcext:value-type="float">
            <text:p>1583030</text:p>
          </table:table-cell>
          <table:table-cell office:value-type="float" office:value="3708580" calcext:value-type="float">
            <text:p>3708580</text:p>
          </table:table-cell>
          <table:table-cell office:value-type="float" office:value="1739820" calcext:value-type="float">
            <text:p>1739820</text:p>
          </table:table-cell>
          <table:table-cell office:value-type="float" office:value="1555600" calcext:value-type="float">
            <text:p>15556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47690" calcext:value-type="float">
            <text:p>1347690</text:p>
          </table:table-cell>
          <table:table-cell office:value-type="float" office:value="1547850" calcext:value-type="float">
            <text:p>1547850</text:p>
          </table:table-cell>
          <table:table-cell office:value-type="float" office:value="3596880" calcext:value-type="float">
            <text:p>3596880</text:p>
          </table:table-cell>
          <table:table-cell office:value-type="float" office:value="1717570" calcext:value-type="float">
            <text:p>1717570</text:p>
          </table:table-cell>
          <table:table-cell office:value-type="float" office:value="1606790" calcext:value-type="float">
            <text:p>16067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49700" calcext:value-type="float">
            <text:p>1349700</text:p>
          </table:table-cell>
          <table:table-cell office:value-type="float" office:value="1605060" calcext:value-type="float">
            <text:p>1605060</text:p>
          </table:table-cell>
          <table:table-cell office:value-type="float" office:value="3477110" calcext:value-type="float">
            <text:p>3477110</text:p>
          </table:table-cell>
          <table:table-cell office:value-type="float" office:value="1632280" calcext:value-type="float">
            <text:p>1632280</text:p>
          </table:table-cell>
          <table:table-cell office:value-type="float" office:value="1542550" calcext:value-type="float">
            <text:p>15425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42270" calcext:value-type="float">
            <text:p>1342270</text:p>
          </table:table-cell>
          <table:table-cell office:value-type="float" office:value="1564930" calcext:value-type="float">
            <text:p>1564930</text:p>
          </table:table-cell>
          <table:table-cell office:value-type="float" office:value="3259260" calcext:value-type="float">
            <text:p>325926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541030" calcext:value-type="float">
            <text:p>15410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42810" calcext:value-type="float">
            <text:p>1342810</text:p>
          </table:table-cell>
          <table:table-cell office:value-type="float" office:value="1595190" calcext:value-type="float">
            <text:p>1595190</text:p>
          </table:table-cell>
          <table:table-cell office:value-type="float" office:value="3104670" calcext:value-type="float">
            <text:p>3104670</text:p>
          </table:table-cell>
          <table:table-cell office:value-type="float" office:value="1534710" calcext:value-type="float">
            <text:p>1534710</text:p>
          </table:table-cell>
          <table:table-cell office:value-type="float" office:value="1584100" calcext:value-type="float">
            <text:p>1584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0:57:12.675302015</dc:date>
    <meta:editing-duration>PT34S</meta:editing-duration>
    <meta:editing-cycles>1</meta:editing-cycles>
    <meta:document-statistic meta:table-count="1" meta:cell-count="108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34cm" svg:height="10.998cm" xlink:href=".." xlink:type="simple" chart:class="chart:line" chart:style-name="ch1">
        <chart:legend chart:legend-position="end" svg:x="17.304cm" svg:y="3.955cm" style:legend-expansion="high" chart:style-name="ch2"/>
        <chart:plot-area chart:style-name="ch3" table:cell-range-address="'set-results'.A1:'set-results'.F18" chart:data-source-has-labels="row" svg:x="0.476cm" svg:y="0.219cm" svg:width="16.352cm" svg:height="10.56cm">
          <chartooo:coordinate-region svg:x="2.023cm" svg:y="0.418cm" svg:width="14.432cm" svg:height="9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A2:'set-results'.A18" chart:label-cell-address="'set-results'.A1:'set-results'.A1" chart:class="chart:line">
            <chart:data-point chart:repeated="17"/>
          </chart:series>
          <chart:series chart:style-name="ch7" chart:values-cell-range-address="'set-results'.B2:'set-results'.B18" chart:label-cell-address="'set-results'.B1:'set-results'.B1" chart:class="chart:line">
            <chart:data-point chart:repeated="17"/>
          </chart:series>
          <chart:series chart:style-name="ch8" chart:values-cell-range-address="'set-results'.C2:'set-results'.C18" chart:label-cell-address="'set-results'.C1:'set-results'.C1" chart:class="chart:line">
            <chart:data-point chart:repeated="17"/>
          </chart:series>
          <chart:series chart:style-name="ch9" chart:values-cell-range-address="'set-results'.D2:'set-results'.D18" chart:label-cell-address="'set-results'.D1:'set-results'.D1" chart:class="chart:line">
            <chart:data-point chart:repeated="17"/>
          </chart:series>
          <chart:series chart:style-name="ch10" chart:values-cell-range-address="'set-results'.E2:'set-results'.E18" chart:label-cell-address="'set-results'.E1:'set-results'.E1" chart:class="chart:line">
            <chart:data-point chart:repeated="17"/>
          </chart:series>
          <chart:series chart:style-name="ch11" chart:values-cell-range-address="'set-results'.F2:'set-results'.F18" chart:label-cell-address="'set-results'.F1:'set-results'.F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set-results'.A1:'set-results'.A1</svg:desc>
                </draw:g>
              </table:table-cell>
              <table:table-cell office:value-type="string">
                <text:p>Michael hash-table"</text:p>
                <draw:g>
                  <svg:desc>'set-results'.B1:'set-results'.B1</svg:desc>
                </draw:g>
              </table:table-cell>
              <table:table-cell office:value-type="string">
                <text:p>std::unordered_set with mutex"</text:p>
                <draw:g>
                  <svg:desc>'set-results'.C1:'set-results'.C1</svg:desc>
                </draw:g>
              </table:table-cell>
              <table:table-cell office:value-type="string">
                <text:p>std::unordered_set with spin-lock"</text:p>
                <draw:g>
                  <svg:desc>'set-results'.D1:'set-results'.D1</svg:desc>
                </draw:g>
              </table:table-cell>
              <table:table-cell office:value-type="string">
                <text:p>tbb::concurent_hash_map"</text:p>
                <draw:g>
                  <svg:desc>'set-results'.E1:'set-results'.E1</svg:desc>
                </draw:g>
              </table:table-cell>
              <table:table-cell office:value-type="string">
                <text:p>cds::michael_set"</text:p>
                <draw:g>
                  <svg:desc>'set-results'.F1:'set-result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18</svg:desc>
                </draw:g>
              </table:table-cell>
              <table:table-cell office:value-type="float" office:value="4396280">
                <text:p>4396280</text:p>
                <draw:g>
                  <svg:desc>'set-results'.B2:'set-results'.B18</svg:desc>
                </draw:g>
              </table:table-cell>
              <table:table-cell office:value-type="float" office:value="5640440">
                <text:p>5640440</text:p>
                <draw:g>
                  <svg:desc>'set-results'.C2:'set-results'.C18</svg:desc>
                </draw:g>
              </table:table-cell>
              <table:table-cell office:value-type="float" office:value="5671020">
                <text:p>5671020</text:p>
                <draw:g>
                  <svg:desc>'set-results'.D2:'set-results'.D18</svg:desc>
                </draw:g>
              </table:table-cell>
              <table:table-cell office:value-type="float" office:value="8160500">
                <text:p>8160500</text:p>
                <draw:g>
                  <svg:desc>'set-results'.E2:'set-results'.E18</svg:desc>
                </draw:g>
              </table:table-cell>
              <table:table-cell office:value-type="float" office:value="9320420">
                <text:p>9320420</text:p>
                <draw:g>
                  <svg:desc>'set-results'.F2:'set-results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92210">
                <text:p>1392210</text:p>
              </table:table-cell>
              <table:table-cell office:value-type="float" office:value="1615410">
                <text:p>1615410</text:p>
              </table:table-cell>
              <table:table-cell office:value-type="float" office:value="5375070">
                <text:p>5375070</text:p>
              </table:table-cell>
              <table:table-cell office:value-type="float" office:value="1746230">
                <text:p>1746230</text:p>
              </table:table-cell>
              <table:table-cell office:value-type="float" office:value="2067460">
                <text:p>2067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544360">
                <text:p>1544360</text:p>
              </table:table-cell>
              <table:table-cell office:value-type="float" office:value="1797970">
                <text:p>1797970</text:p>
              </table:table-cell>
              <table:table-cell office:value-type="float" office:value="5120010">
                <text:p>5120010</text:p>
              </table:table-cell>
              <table:table-cell office:value-type="float" office:value="1856400">
                <text:p>1856400</text:p>
              </table:table-cell>
              <table:table-cell office:value-type="float" office:value="1974540">
                <text:p>1974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486670">
                <text:p>1486670</text:p>
              </table:table-cell>
              <table:table-cell office:value-type="float" office:value="1773740">
                <text:p>1773740</text:p>
              </table:table-cell>
              <table:table-cell office:value-type="float" office:value="5017490">
                <text:p>5017490</text:p>
              </table:table-cell>
              <table:table-cell office:value-type="float" office:value="1974680">
                <text:p>1974680</text:p>
              </table:table-cell>
              <table:table-cell office:value-type="float" office:value="1924570">
                <text:p>19245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480360">
                <text:p>1480360</text:p>
              </table:table-cell>
              <table:table-cell office:value-type="float" office:value="1694640">
                <text:p>1694640</text:p>
              </table:table-cell>
              <table:table-cell office:value-type="float" office:value="4783510">
                <text:p>4783510</text:p>
              </table:table-cell>
              <table:table-cell office:value-type="float" office:value="1803700">
                <text:p>1803700</text:p>
              </table:table-cell>
              <table:table-cell office:value-type="float" office:value="1852850">
                <text:p>18528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445070">
                <text:p>1445070</text:p>
              </table:table-cell>
              <table:table-cell office:value-type="float" office:value="1637300">
                <text:p>1637300</text:p>
              </table:table-cell>
              <table:table-cell office:value-type="float" office:value="4449200">
                <text:p>4449200</text:p>
              </table:table-cell>
              <table:table-cell office:value-type="float" office:value="2057890">
                <text:p>2057890</text:p>
              </table:table-cell>
              <table:table-cell office:value-type="float" office:value="1812600">
                <text:p>1812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418780">
                <text:p>1418780</text:p>
              </table:table-cell>
              <table:table-cell office:value-type="float" office:value="1587260">
                <text:p>1587260</text:p>
              </table:table-cell>
              <table:table-cell office:value-type="float" office:value="4268830">
                <text:p>4268830</text:p>
              </table:table-cell>
              <table:table-cell office:value-type="float" office:value="1814570">
                <text:p>1814570</text:p>
              </table:table-cell>
              <table:table-cell office:value-type="float" office:value="1738960">
                <text:p>1738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403450">
                <text:p>1403450</text:p>
              </table:table-cell>
              <table:table-cell office:value-type="float" office:value="1536960">
                <text:p>1536960</text:p>
              </table:table-cell>
              <table:table-cell office:value-type="float" office:value="3967880">
                <text:p>3967880</text:p>
              </table:table-cell>
              <table:table-cell office:value-type="float" office:value="1836170">
                <text:p>1836170</text:p>
              </table:table-cell>
              <table:table-cell office:value-type="float" office:value="1648450">
                <text:p>1648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380640">
                <text:p>1380640</text:p>
              </table:table-cell>
              <table:table-cell office:value-type="float" office:value="1536920">
                <text:p>1536920</text:p>
              </table:table-cell>
              <table:table-cell office:value-type="float" office:value="3796100">
                <text:p>3796100</text:p>
              </table:table-cell>
              <table:table-cell office:value-type="float" office:value="1848990">
                <text:p>1848990</text:p>
              </table:table-cell>
              <table:table-cell office:value-type="float" office:value="1669200">
                <text:p>1669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1378950">
                <text:p>1378950</text:p>
              </table:table-cell>
              <table:table-cell office:value-type="float" office:value="1451120">
                <text:p>1451120</text:p>
              </table:table-cell>
              <table:table-cell office:value-type="float" office:value="3593890">
                <text:p>3593890</text:p>
              </table:table-cell>
              <table:table-cell office:value-type="float" office:value="1575340">
                <text:p>1575340</text:p>
              </table:table-cell>
              <table:table-cell office:value-type="float" office:value="1593360">
                <text:p>1593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1370670">
                <text:p>1370670</text:p>
              </table:table-cell>
              <table:table-cell office:value-type="float" office:value="1506590">
                <text:p>1506590</text:p>
              </table:table-cell>
              <table:table-cell office:value-type="float" office:value="3476060">
                <text:p>3476060</text:p>
              </table:table-cell>
              <table:table-cell office:value-type="float" office:value="1608190">
                <text:p>1608190</text:p>
              </table:table-cell>
              <table:table-cell office:value-type="float" office:value="1586010">
                <text:p>15860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355370">
                <text:p>1355370</text:p>
              </table:table-cell>
              <table:table-cell office:value-type="float" office:value="1555700">
                <text:p>1555700</text:p>
              </table:table-cell>
              <table:table-cell office:value-type="float" office:value="4002860">
                <text:p>4002860</text:p>
              </table:table-cell>
              <table:table-cell office:value-type="float" office:value="1702810">
                <text:p>1702810</text:p>
              </table:table-cell>
              <table:table-cell office:value-type="float" office:value="1568070">
                <text:p>15680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1345570">
                <text:p>1345570</text:p>
              </table:table-cell>
              <table:table-cell office:value-type="float" office:value="1583030">
                <text:p>1583030</text:p>
              </table:table-cell>
              <table:table-cell office:value-type="float" office:value="3708580">
                <text:p>3708580</text:p>
              </table:table-cell>
              <table:table-cell office:value-type="float" office:value="1739820">
                <text:p>1739820</text:p>
              </table:table-cell>
              <table:table-cell office:value-type="float" office:value="1555600">
                <text:p>1555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  <table:table-cell office:value-type="float" office:value="1347690">
                <text:p>1347690</text:p>
              </table:table-cell>
              <table:table-cell office:value-type="float" office:value="1547850">
                <text:p>1547850</text:p>
              </table:table-cell>
              <table:table-cell office:value-type="float" office:value="3596880">
                <text:p>3596880</text:p>
              </table:table-cell>
              <table:table-cell office:value-type="float" office:value="1717570">
                <text:p>1717570</text:p>
              </table:table-cell>
              <table:table-cell office:value-type="float" office:value="1606790">
                <text:p>16067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1349700">
                <text:p>1349700</text:p>
              </table:table-cell>
              <table:table-cell office:value-type="float" office:value="1605060">
                <text:p>1605060</text:p>
              </table:table-cell>
              <table:table-cell office:value-type="float" office:value="3477110">
                <text:p>3477110</text:p>
              </table:table-cell>
              <table:table-cell office:value-type="float" office:value="1632280">
                <text:p>1632280</text:p>
              </table:table-cell>
              <table:table-cell office:value-type="float" office:value="1542550">
                <text:p>15425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1342270">
                <text:p>1342270</text:p>
              </table:table-cell>
              <table:table-cell office:value-type="float" office:value="1564930">
                <text:p>1564930</text:p>
              </table:table-cell>
              <table:table-cell office:value-type="float" office:value="3259260">
                <text:p>3259260</text:p>
              </table:table-cell>
              <table:table-cell office:value-type="float" office:value="1440000">
                <text:p>1440000</text:p>
              </table:table-cell>
              <table:table-cell office:value-type="float" office:value="1541030">
                <text:p>15410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1342810">
                <text:p>1342810</text:p>
              </table:table-cell>
              <table:table-cell office:value-type="float" office:value="1595190">
                <text:p>1595190</text:p>
              </table:table-cell>
              <table:table-cell office:value-type="float" office:value="3104670">
                <text:p>3104670</text:p>
              </table:table-cell>
              <table:table-cell office:value-type="float" office:value="1534710">
                <text:p>1534710</text:p>
              </table:table-cell>
              <table:table-cell office:value-type="float" office:value="1584100">
                <text:p>1584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